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2074ef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2074ef" officeooo:paragraph-rsid="002074ef"/>
    </style:style>
    <style:style style:name="P4" style:family="paragraph" style:parent-style-name="Standard">
      <style:paragraph-properties fo:text-align="start" style:justify-single-word="false" fo:break-before="page" style:writing-mode="lr-tb"/>
      <style:text-properties officeooo:rsid="002074ef" officeooo:paragraph-rsid="002074ef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2074ef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221c63" officeooo:paragraph-rsid="00221c63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245e57" officeooo:paragraph-rsid="00245e57"/>
    </style:style>
    <style:style style:name="T1" style:family="text">
      <style:text-properties officeooo:rsid="002074ef"/>
    </style:style>
    <style:style style:name="T2" style:family="text">
      <style:text-properties officeooo:rsid="00221c63"/>
    </style:style>
    <style:style style:name="T3" style:family="text">
      <style:text-properties officeooo:rsid="00229c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anual operations </text:p>
      <text:p text:style-name="P1"/>
      <text:p text:style-name="P3">A380</text:p>
      <text:p text:style-name="P3"/>
      <text:p text:style-name="P3">A380</text:p>
      <text:p text:style-name="P3"/>
      <text:p text:style-name="P3">A380</text:p>
      <text:p text:style-name="P3"/>
      <text:p text:style-name="P3">A380</text:p>
      <text:p text:style-name="P3"/>
      <text:p text:style-name="P3">A380</text:p>
      <text:p text:style-name="P3"/>
      <text:p text:style-name="P3">A380</text:p>
      <text:p text:style-name="P3"/>
      <text:p text:style-name="P3">A380</text:p>
      <text:p text:style-name="P2"><text:line-break/><text:span text:style-name="T1">A380</text:span></text:p>
      <text:p text:style-name="P2"><text:line-break/><text:span text:style-name="T1">A380</text:span></text:p>
      <text:p text:style-name="P3"/>
      <text:p text:style-name="P4">Aircraft : A380</text:p>
      <text:p text:style-name="P3"/>
      <text:p text:style-name="P3">Thi<text:span text:style-name="T2">s</text:span> aircraft is a wide body with double deck.</text:p>
      <text:p text:style-name="P3"/>
      <text:p text:style-name="P3">This decks is a beautiful s<text:span text:style-name="T3">tor</text:span>y</text:p>
      <text:p text:style-name="P3"/>
      <text:p text:style-name="P3">the deck is used to have a bar</text:p>
      <text:p text:style-name="P3"/>
      <text:p text:style-name="P3">so th<text:span text:style-name="T2">e</text:span> A380 is the must class aircraft in the world</text:p>
      <text:p text:style-name="P3"/>
      <text:p text:style-name="P6">Maybe I woul<text:span text:style-name="T3">d</text:span> like to travel in the aircraft A380</text:p>
      <text:p text:style-name="P6"/>
      <text:p text:style-name="P7">Now the A380 have restarted their flights</text:p>
      <text:p text:style-name="P3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1:17:42</meta:creation-date>
    <dc:language>fr-FR</dc:language>
    <dc:date>2023-05-24T12:03:11.975779038</dc:date>
    <meta:editing-cycles>9</meta:editing-cycles>
    <meta:editing-duration>PT7M36S</meta:editing-duration>
    <meta:generator>LibreOffice/7.5.2.2$Linux_X86_64 LibreOffice_project/50$Build-2</meta:generator>
    <meta:document-statistic meta:table-count="0" meta:image-count="0" meta:object-count="0" meta:page-count="2" meta:paragraph-count="17" meta:word-count="65" meta:character-count="319" meta:non-whitespace-character-count="268"/>
    <meta:user-defined meta:name="AppVersion">15.0000</meta:user-defined>
  </office:meta>
</office:document-meta>
</file>